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table table:name="taginfo_2023" table:style-name="ta1">
        <table:table-column table:style-name="co1" table:number-columns-repeated="6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20W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20W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D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D-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-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D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2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D5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5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D8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8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D8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8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D8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D8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E5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E5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E5-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E5-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E5-1a:E13-1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E5-1a_E13-1P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M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M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M1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M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M1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M1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-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-6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0-15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15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0-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0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1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1-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1-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1-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1-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2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2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4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4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4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4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4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5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5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6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6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6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6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16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16-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2-1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1m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2-2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2m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2-3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3m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2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2-4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2-4m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4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4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3-8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3-8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7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7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7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7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8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8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8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8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4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4-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1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5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5-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1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1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1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1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2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2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2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2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4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4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6-4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6-4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7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7-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10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7-1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10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2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7-20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20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7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7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7-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8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8-1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1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8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8-3b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bp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8-3e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ep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8-3f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fp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8-3g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8-3gp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9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9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9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9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9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R9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R9-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S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1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S1-1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1-1o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S3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S3-1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1o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S3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S3-2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3-2o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S4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4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S5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5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S5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S5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0c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c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0c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c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0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0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0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1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1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1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1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3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3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3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3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5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5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5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5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1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1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2a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a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2a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a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2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2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2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3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3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3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3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4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4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4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4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5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5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5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5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6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6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6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6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8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8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-8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-8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0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0-12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2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0-12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12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0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0-3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3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0-3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3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0-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1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1-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2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2-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2-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2-2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2-2m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3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3-1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1m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3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3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3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4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4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4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4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4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5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5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7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7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9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9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9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9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19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19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2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2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2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2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3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3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3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3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6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-7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-7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5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5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25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25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3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3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3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3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3-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3-5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1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1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1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1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2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2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2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2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3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3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3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3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5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5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5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5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6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6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4-6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4-6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5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5-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5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5-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5-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6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6-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6-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6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6-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7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7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7-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7-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7-1a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7-1a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8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8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8-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8-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9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9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US:W9-2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_W9-2L.png</text:p>
          </table:table-cell>
          <table:table-cell office:value-type="string" calcext:value-type="string">
            <text:p>"</text:p>
          </table:table-cell>
        </table:table-row>
        <table:table-row table:style-name="ro2" table:number-rows-repeated="1048301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20:45:27.705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1T22:27:43.489000000</meta:creation-date>
    <dc:date>2023-11-13T23:14:36.170000000</dc:date>
    <meta:editing-duration>P4DT5H52M52S</meta:editing-duration>
    <meta:editing-cycles>12</meta:editing-cycles>
    <meta:generator>LibreOffice/7.6.2.1$Windows_x86 LibreOffice_project/56f7684011345957bbf33a7ee678afaf4d2ba333</meta:generator>
    <meta:document-statistic meta:table-count="2" meta:cell-count="13674" meta:object-count="0"/>
  </office:meta>
</office:document-meta>
</file>